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  <style:paragraph-properties style:writing-mode="lr-tb"/>
    </style:style>
    <style:style style:name="pr1" style:family="presentation" style:parent-style-name="Default-title">
      <style:graphic-properties fo:min-height="3.463cm"/>
      <style:paragraph-properties style:writing-mode="lr-tb"/>
    </style:style>
    <style:style style:name="pr2" style:family="presentation" style:parent-style-name="Default-subtitle">
      <style:graphic-properties draw:fill-color="#ffffff" fo:min-height="9.13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3cm"/>
      <style:paragraph-properties style:writing-mode="lr-tb"/>
    </style:style>
    <style:style style:name="pr7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32pt"/>
    </style:style>
    <style:style style:name="T1" style:family="text">
      <style:text-properties fo:font-size="32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1cm" svg:height="3.473cm" svg:x="1.399cm" svg:y="0.205cm" presentation:class="title" presentation:user-transformed="true">
          <draw:text-box>
            <text:p>Polynomial Data Structure<text:line-break/>Implemented in C</text:p>
          </draw:text-box>
        </draw:frame>
        <draw:frame presentation:style-name="pr2" draw:text-style-name="P2" draw:layer="layout" svg:width="25.191cm" svg:height="9.133cm" svg:x="1.399cm" svg:y="3.684cm" presentation:class="subtitle" presentation:user-transformed="true">
          <draw:text-box>
            <text:p><text:span text:style-name="T1">By Sabir Mohammedi Taieb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text-style-name="P1" draw:layer="layout" svg:width="25.191cm" svg:height="9.133cm" svg:x="1.399cm" svg:y="3.684cm" presentation:class="outline">
          <draw:text-box>
            <text:list text:style-name="L2">
              <text:list-item>
                <text:p>P(x) = 4x^5 + 2x^3 - 48x</text:p>
              </text:list-item>
              <text:list-item>
                <text:p>Polynomial Degree : 5</text:p>
              </text:list-item>
              <text:list-item>
                <text:p>Each Term has : Coefficient &amp; Exponent</text:p>
              </text:list-item>
              <text:list-item>
                <text:p>Variable multiplied by coefficient</text:p>
              </text:list-item>
              <text:list-item>
                <text:p>Variable to the power of Exponen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5" draw:text-style-name="P1" draw:layer="layout" svg:width="25.191cm" svg:height="2.629cm" svg:x="1.399cm" svg:y="0.627cm" presentation:class="title">
          <draw:text-box>
            <text:p>Polynomial in C</text:p>
          </draw:text-box>
        </draw:frame>
        <draw:frame presentation:style-name="pr6" draw:text-style-name="P1" draw:layer="layout" svg:width="25.191cm" svg:height="9.133cm" svg:x="1.399cm" svg:y="3.684cm" presentation:class="outline">
          <draw:text-box>
            <text:list text:style-name="L2">
              <text:list-header>
                <text:p>typedef struct polynomial{</text:p>
                <text:list>
                  <text:list-item>
                    <text:list>
                      <text:list-header>
                        <text:p><text:span text:style-name="T2">int coefficient;</text:span></text:p>
                        <text:p><text:span text:style-name="T2">int exponent;</text:span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2" draw:text-style-name="P4" draw:layer="layout" svg:width="24.638cm" svg:height="1.517cm" svg:x="2.54cm" svg:y="8.897cm">
          <draw:text-box>
            <text:p><text:span text:style-name="T1">} polynomial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5" draw:text-style-name="P1" draw:layer="layout" svg:width="25.191cm" svg:height="2.629cm" svg:x="1.479cm" svg:y="6.007cm" presentation:class="title" presentation:user-transformed="true">
          <draw:text-box>
            <text:p>Thanks for watching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00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3-19T10:57:56.274000000</meta:creation-date>
    <dc:date>2021-03-19T14:30:58.836000000</dc:date>
    <meta:editing-duration>PT11M46S</meta:editing-duration>
    <meta:editing-cycles>18</meta:editing-cycles>
    <meta:generator>LibreOffice/6.3.4.2$Windows_X86_64 LibreOffice_project/60da17e045e08f1793c57c00ba83cdfce946d0aa</meta:generator>
    <meta:document-statistic meta:object-count="36"/>
  </office:meta>
</office:document-meta>
</file>